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ple_vs_time2" table:style-name="ta1">
        <table:shapes>
          <draw:frame draw:z-index="0" draw:style-name="gr1" draw:text-style-name="P1" svg:width="453.51pt" svg:height="255.09pt" svg:x="329.27pt" svg:y="44.25pt">
            <draw:object draw:notify-on-update-of-ranges="simple_vs_time2.B1:simple_vs_time2.B13 simple_vs_time2.E1:simple_vs_time2.E13 simple_vs_time2.D1:simple_vs_time2.D13 simple_vs_time2.E1:simple_vs_time2.E13 simple_vs_time2.C1:simple_vs_time2.C13 simple_vs_time2.E1:simple_vs_time2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float" office:value="16.662002" calcext:value-type="float">
            <text:p>16.662002</text:p>
          </table:table-cell>
          <table:table-cell office:value-type="float" office:value="10.319864" calcext:value-type="float">
            <text:p>10.319864</text:p>
          </table:table-cell>
          <table:table-cell office:value-type="float" office:value="2.851306" calcext:value-type="float">
            <text:p>2.85130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34.865163" calcext:value-type="float">
            <text:p>34.865163</text:p>
          </table:table-cell>
          <table:table-cell office:value-type="float" office:value="15.39386" calcext:value-type="float">
            <text:p>15.39386</text:p>
          </table:table-cell>
          <table:table-cell office:value-type="float" office:value="4.176709" calcext:value-type="float">
            <text:p>4.17670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58.934985" calcext:value-type="float">
            <text:p>58.934985</text:p>
          </table:table-cell>
          <table:table-cell office:value-type="float" office:value="20.035418" calcext:value-type="float">
            <text:p>20.035418</text:p>
          </table:table-cell>
          <table:table-cell office:value-type="float" office:value="5.351704" calcext:value-type="float">
            <text:p>5.35170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89.735581" calcext:value-type="float">
            <text:p>89.735581</text:p>
          </table:table-cell>
          <table:table-cell office:value-type="float" office:value="25.754246" calcext:value-type="float">
            <text:p>25.754246</text:p>
          </table:table-cell>
          <table:table-cell office:value-type="float" office:value="6.712814" calcext:value-type="float">
            <text:p>6.71281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130.700772" calcext:value-type="float">
            <text:p>130.700772</text:p>
          </table:table-cell>
          <table:table-cell office:value-type="float" office:value="37.245943" calcext:value-type="float">
            <text:p>37.245943</text:p>
          </table:table-cell>
          <table:table-cell office:value-type="float" office:value="8.143466" calcext:value-type="float">
            <text:p>8.14346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186.49835" calcext:value-type="float">
            <text:p>186.49835</text:p>
          </table:table-cell>
          <table:table-cell office:value-type="float" office:value="37.59773" calcext:value-type="float">
            <text:p>37.59773</text:p>
          </table:table-cell>
          <table:table-cell office:value-type="float" office:value="9.41909" calcext:value-type="float">
            <text:p>9.41909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float" office:value="240.450479" calcext:value-type="float">
            <text:p>240.450479</text:p>
          </table:table-cell>
          <table:table-cell office:value-type="float" office:value="41.198154" calcext:value-type="float">
            <text:p>41.198154</text:p>
          </table:table-cell>
          <table:table-cell office:value-type="float" office:value="10.823944" calcext:value-type="float">
            <text:p>10.82394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303.176948" calcext:value-type="float">
            <text:p>303.176948</text:p>
          </table:table-cell>
          <table:table-cell office:value-type="float" office:value="48.288082" calcext:value-type="float">
            <text:p>48.288082</text:p>
          </table:table-cell>
          <table:table-cell office:value-type="float" office:value="12.204399" calcext:value-type="float">
            <text:p>12.20439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367.443749" calcext:value-type="float">
            <text:p>367.443749</text:p>
          </table:table-cell>
          <table:table-cell office:value-type="float" office:value="55.859908" calcext:value-type="float">
            <text:p>55.859908</text:p>
          </table:table-cell>
          <table:table-cell office:value-type="float" office:value="13.637337" calcext:value-type="float">
            <text:p>13.6373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6.787062" calcext:value-type="float">
            <text:p>436.787062</text:p>
          </table:table-cell>
          <table:table-cell office:value-type="float" office:value="68.936605" calcext:value-type="float">
            <text:p>68.936605</text:p>
          </table:table-cell>
          <table:table-cell office:value-type="float" office:value="14.990372" calcext:value-type="float">
            <text:p>14.990372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float" office:value="521.586199" calcext:value-type="float">
            <text:p>521.586199</text:p>
          </table:table-cell>
          <table:table-cell office:value-type="float" office:value="75.26587" calcext:value-type="float">
            <text:p>75.26587</text:p>
          </table:table-cell>
          <table:table-cell office:value-type="float" office:value="16.59308" calcext:value-type="float">
            <text:p>16.59308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608.819387" calcext:value-type="float">
            <text:p>608.819387</text:p>
          </table:table-cell>
          <table:table-cell office:value-type="float" office:value="80.34067" calcext:value-type="float">
            <text:p>80.34067</text:p>
          </table:table-cell>
          <table:table-cell office:value-type="float" office:value="17.942908" calcext:value-type="float">
            <text:p>17.94290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/>
          <table:table-cell office:value-type="float" office:value="746.189151" calcext:value-type="float">
            <text:p>746.189151</text:p>
          </table:table-cell>
          <table:table-cell office:value-type="float" office:value="83.705868" calcext:value-type="float">
            <text:p>83.705868</text:p>
          </table:table-cell>
          <table:table-cell office:value-type="float" office:value="19.195809" calcext:value-type="float">
            <text:p>19.195809</text:p>
          </table:table-cell>
          <table:table-cell office:value-type="float" office:value="1400" calcext:value-type="float">
            <text:p>1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6T22:45:44.917694428</dc:date>
    <meta:editing-duration>PT17S</meta:editing-duration>
    <meta:editing-cycles>1</meta:editing-cycles>
    <meta:generator>LibreOffice/6.0.6.2$Linux_X86_64 LibreOffice_project/00m0$Build-2</meta:generator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1cm" svg:y="3.703cm" style:legend-expansion="high" chart:style-name="ch2"/>
        <chart:plot-area chart:style-name="ch3" table:cell-range-address="simple_vs_time2.B1:simple_vs_time2.E13" chart:data-source-has-labels="row" svg:x="1.331cm" svg:y="0.18cm" svg:width="12cm" svg:height="7.659cm">
          <chartooo:coordinate-region svg:x="2.138cm" svg:y="0.379cm" svg:width="10.821cm" svg:height="6.813cm"/>
          <chart:axis chart:dimension="x" chart:name="primary-x" chart:style-name="ch4">
            <chart:title svg:x="6.242cm" svg:y="8.019cm" chart:style-name="ch5">
              <text:p>Nr. of particles</text:p>
            </chart:title>
          </chart:axis>
          <chart:axis chart:dimension="y" chart:name="primary-y" chart:style-name="ch4">
            <chart:title svg:x="0.451cm" svg:y="4.423cm" chart:style-name="ch6">
              <text:p>Time</text:p>
            </chart:title>
            <chart:grid chart:style-name="ch7" chart:class="major"/>
          </chart:axis>
          <chart:series chart:style-name="ch8" chart:values-cell-range-address="simple_vs_time2.B1:simple_vs_time2.B13" loext:label-string="simple" chart:class="chart:scatter">
            <chart:domain table:cell-range-address="simple_vs_time2.E1:simple_vs_time2.E13"/>
            <chart:data-point chart:repeated="13"/>
          </chart:series>
          <chart:series chart:style-name="ch9" chart:values-cell-range-address="simple_vs_time2.D1:simple_vs_time2.D13" loext:label-string="verlet" chart:class="chart:scatter">
            <chart:data-point chart:repeated="13"/>
          </chart:series>
          <chart:series chart:style-name="ch10" chart:values-cell-range-address="simple_vs_time2.C1:simple_vs_time2.C13" loext:label-string="grid" chart:class="chart:scatte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imple</text:p>
              </table:table-cell>
              <table:table-cell office:value-type="string">
                <text:p>verlet</text:p>
              </table:table-cell>
              <table:table-cell office:value-type="string">
                <text:p>g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imple_vs_time2.E1:simple_vs_time2.E13</svg:desc>
                </draw:g>
              </table:table-cell>
              <table:table-cell office:value-type="float" office:value="16.662002">
                <text:p>16.662002</text:p>
                <draw:g>
                  <svg:desc>simple_vs_time2.B1:simple_vs_time2.B13</svg:desc>
                </draw:g>
              </table:table-cell>
              <table:table-cell office:value-type="float" office:value="2.851306">
                <text:p>2.851306</text:p>
                <draw:g>
                  <svg:desc>simple_vs_time2.D1:simple_vs_time2.D13</svg:desc>
                </draw:g>
              </table:table-cell>
              <table:table-cell office:value-type="float" office:value="10.319864">
                <text:p>10.319864</text:p>
                <draw:g>
                  <svg:desc>simple_vs_time2.C1:simple_vs_time2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34.865163">
                <text:p>34.865163</text:p>
              </table:table-cell>
              <table:table-cell office:value-type="float" office:value="4.176709">
                <text:p>4.176709</text:p>
              </table:table-cell>
              <table:table-cell office:value-type="float" office:value="15.39386">
                <text:p>15.39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58.934985">
                <text:p>58.934985</text:p>
              </table:table-cell>
              <table:table-cell office:value-type="float" office:value="5.351704">
                <text:p>5.351704</text:p>
              </table:table-cell>
              <table:table-cell office:value-type="float" office:value="20.035418">
                <text:p>20.035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89.735581">
                <text:p>89.735581</text:p>
              </table:table-cell>
              <table:table-cell office:value-type="float" office:value="6.712814">
                <text:p>6.712814</text:p>
              </table:table-cell>
              <table:table-cell office:value-type="float" office:value="25.754246">
                <text:p>25.754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130.700772">
                <text:p>130.700772</text:p>
              </table:table-cell>
              <table:table-cell office:value-type="float" office:value="8.143466">
                <text:p>8.143466</text:p>
              </table:table-cell>
              <table:table-cell office:value-type="float" office:value="37.245943">
                <text:p>37.245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186.49835">
                <text:p>186.49835</text:p>
              </table:table-cell>
              <table:table-cell office:value-type="float" office:value="9.41909">
                <text:p>9.41909</text:p>
              </table:table-cell>
              <table:table-cell office:value-type="float" office:value="37.59773">
                <text:p>37.597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240.450479">
                <text:p>240.450479</text:p>
              </table:table-cell>
              <table:table-cell office:value-type="float" office:value="10.823944">
                <text:p>10.823944</text:p>
              </table:table-cell>
              <table:table-cell office:value-type="float" office:value="41.198154">
                <text:p>41.198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  <table:table-cell office:value-type="float" office:value="303.176948">
                <text:p>303.176948</text:p>
              </table:table-cell>
              <table:table-cell office:value-type="float" office:value="12.204399">
                <text:p>12.204399</text:p>
              </table:table-cell>
              <table:table-cell office:value-type="float" office:value="48.288082">
                <text:p>48.288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67.443749">
                <text:p>367.443749</text:p>
              </table:table-cell>
              <table:table-cell office:value-type="float" office:value="13.637337">
                <text:p>13.637337</text:p>
              </table:table-cell>
              <table:table-cell office:value-type="float" office:value="55.859908">
                <text:p>55.859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436.787062">
                <text:p>436.787062</text:p>
              </table:table-cell>
              <table:table-cell office:value-type="float" office:value="14.990372">
                <text:p>14.990372</text:p>
              </table:table-cell>
              <table:table-cell office:value-type="float" office:value="68.936605">
                <text:p>68.936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521.586199">
                <text:p>521.586199</text:p>
              </table:table-cell>
              <table:table-cell office:value-type="float" office:value="16.59308">
                <text:p>16.59308</text:p>
              </table:table-cell>
              <table:table-cell office:value-type="float" office:value="75.26587">
                <text:p>75.26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">
                <text:p>1300</text:p>
              </table:table-cell>
              <table:table-cell office:value-type="float" office:value="608.819387">
                <text:p>608.819387</text:p>
              </table:table-cell>
              <table:table-cell office:value-type="float" office:value="17.942908">
                <text:p>17.942908</text:p>
              </table:table-cell>
              <table:table-cell office:value-type="float" office:value="80.34067">
                <text:p>80.34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">
                <text:p>1400</text:p>
              </table:table-cell>
              <table:table-cell office:value-type="float" office:value="746.189151">
                <text:p>746.189151</text:p>
              </table:table-cell>
              <table:table-cell office:value-type="float" office:value="19.195809">
                <text:p>19.195809</text:p>
              </table:table-cell>
              <table:table-cell office:value-type="float" office:value="83.705868">
                <text:p>83.705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